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6bb7" officeooo:paragraph-rsid="00196bb7"/>
    </style:style>
    <style:style style:name="P5" style:family="paragraph" style:parent-style-name="Standard">
      <style:paragraph-properties fo:text-align="center" style:justify-single-word="false"/>
      <style:text-properties officeooo:rsid="00196bb7" officeooo:paragraph-rsid="00196bb7"/>
    </style:style>
    <style:style style:name="T1" style:family="text">
      <style:text-properties officeooo:rsid="00196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atalog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 catalog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Triangoli</text:p>
            <text:p text:style-name="P4">Verismo</text:p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incre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03T10:52:40.714709652</dc:date>
    <meta:editing-duration>PT2M20S</meta:editing-duration>
    <meta:editing-cycles>2</meta:editing-cycles>
    <meta:document-statistic meta:table-count="2" meta:image-count="0" meta:object-count="0" meta:page-count="1" meta:paragraph-count="38" meta:word-count="55" meta:character-count="377" meta:non-whitespace-character-count="360"/>
  </office:meta>
</office:document-meta>
</file>